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Pictures/100000000000029F00000139DAC788DC2B48DED1.png" manifest:media-type="image/png"/>
  <manifest:file-entry manifest:full-path="Pictures/100000000000071F00000B1B9093A0F9DABFCD33.png" manifest:media-type="image/png"/>
  <manifest:file-entry manifest:full-path="Pictures/10000000000001A40000012ED14E5EF78AF94772.png" manifest:media-type="image/png"/>
  <manifest:file-entry manifest:full-path="Pictures/1000000000000197000000EF2ABC89C7012E064E.png" manifest:media-type="image/png"/>
  <manifest:file-entry manifest:full-path="Pictures/10000000000001B700000127D990E25D121ACB5E.png" manifest:media-type="image/png"/>
  <manifest:file-entry manifest:full-path="Pictures/10000000000001E5000001163206D045E86DB6BF.png" manifest:media-type="image/png"/>
  <manifest:file-entry manifest:full-path="Pictures/10000000000001D10000011F50E9F38683D795D8.png" manifest:media-type="image/png"/>
  <manifest:file-entry manifest:full-path="Pictures/100000000000047000000119AF4CED2A59220B41.png" manifest:media-type="image/png"/>
  <manifest:file-entry manifest:full-path="Pictures/10000000000004970000013EACDD828B82D8D98C.png" manifest:media-type="image/png"/>
  <manifest:file-entry manifest:full-path="Pictures/10000000000004A40000013F1E840243E0B45284.png" manifest:media-type="image/png"/>
  <manifest:file-entry manifest:full-path="Pictures/10000000000003D00000016FC01BD67F46EA1832.png" manifest:media-type="image/png"/>
  <manifest:file-entry manifest:full-path="Pictures/100000000000020F0000012A826A9BF85FF3CB18.png" manifest:media-type="image/png"/>
  <manifest:file-entry manifest:full-path="Pictures/10000000000000E7000000FD7D454BA3DB4C1AA1.png" manifest:media-type="image/png"/>
  <manifest:file-entry manifest:full-path="Pictures/1000000000000505000000C10ED47F16CE1462D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4"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3" svg:font-family="'Noto Sans Regular'" style:font-family-generic="swiss" style:font-pitch="variable"/>
    <style:font-face style:name="Noto Sans Regular5"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draw:fill-color="#729fcf" fo:min-height="11.93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start" style:text-autospace="none" style:line-break="normal" style:writing-mode="page"/>
      <style:text-properties fo:hyphenate="false"/>
    </style:style>
    <style:style style:name="P7" style:family="paragraph">
      <loext:graphic-properties draw:fill-color="#729fcf"/>
      <style:paragraph-properties style:writing-mode="lr-tb"/>
    </style:style>
    <style:style style:name="P8" style:family="paragraph">
      <style:paragraph-properties fo:text-align="center"/>
    </style:style>
    <style:style style:name="T1" style:family="text">
      <style:text-properties fo:color="#000000"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2" draw:text-style-name="P4" draw:layer="layout" svg:width="13.464cm" svg:height="20.999cm" svg:x="14.536cm" svg:y="0cm">
          <draw:image xlink:href="Pictures/100000000000071F00000B1B9093A0F9DABFCD33.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5" draw:text-style-name="P7"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
                  <text:list-item>
                    <text:list>
                      <text:list-header>
                        <text:p text:style-name="P6"><text:span text:style-name="T2">Avant</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près</text:span></text:p>
                      </text:list-header>
                    </text:list>
                  </text:list-item>
                </text:list>
              </text:list-item>
            </text:list>
          </draw:text-box>
        </draw:frame>
        <draw:frame draw:style-name="gr2" draw:text-style-name="P4" draw:layer="layout" svg:width="12.503cm" svg:height="8.989cm" svg:x="15.097cm" svg:y="10.611cm">
          <draw:image xlink:href="Pictures/10000000000001A40000012ED14E5EF78AF94772.png" xlink:type="simple" xlink:show="embed" xlink:actuate="onLoad" loext:mime-type="image/png">
            <text:p/>
          </draw:image>
        </draw:frame>
        <draw:frame draw:style-name="gr2" draw:text-style-name="P4" draw:layer="layout" svg:width="12.503cm" svg:height="8.989cm" svg:x="0.4cm" svg:y="10.6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une balise meta description</text:p>
          </draw:text-box>
        </draw:frame>
        <draw:frame presentation:style-name="pr2" draw:text-style-name="P1" draw:layer="layout" svg:width="24cm" svg:height="12.18cm" svg:x="2cm" svg:y="6cm" presentation:class="outline" presentation:user-transformed="true">
          <draw:text-box>
            <text:list text:style-name="L2">
              <text:list-item>
                <text:p>L’ajout de la balise meta description à fait passer le score SEO de 78 à 86, car cette fois ci on passe d’une balise vide à une balise remplie.</text:p>
                <text:p/>
                <text:p/>
                <text:p>Avant<text:tab/><text:tab/><text:tab/><text:tab/><text:tab/><text:tab/><text:tab/><text:tab/><text:tab/><text:tab/><text:tab/>Après</text:p>
              </text:list-item>
            </text:list>
          </draw:text-box>
        </draw:frame>
        <draw:frame draw:style-name="gr2" draw:text-style-name="P4" draw:layer="layout" svg:width="12.501cm" svg:height="8.4cm" svg:x="14.8cm" svg:y="12.2cm">
          <draw:image xlink:href="Pictures/10000000000001B700000127D990E25D121ACB5E.png" xlink:type="simple" xlink:show="embed" xlink:actuate="onLoad" loext:mime-type="image/png">
            <text:p/>
          </draw:image>
        </draw:frame>
        <draw:frame draw:style-name="gr2" draw:text-style-name="P4" draw:layer="layout" svg:width="11.6cm" svg:height="8.34cm" svg:x="0.2cm" svg:y="12.4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
                <text:p text:style-name="P1"/>
                <text:p text:style-name="P1">Avant<text:tab/><text:tab/><text:tab/><text:tab/><text:tab/><text:tab/><text:tab/><text:tab/><text:tab/><text:tab/><text:tab/>Après</text:p>
              </text:list-item>
            </text:list>
          </draw:text-box>
        </draw:frame>
        <draw:frame draw:style-name="gr2" draw:text-style-name="P4" draw:layer="layout" svg:width="12.831cm" svg:height="7.354cm" svg:x="0.6cm" svg:y="12.446cm">
          <draw:image xlink:href="Pictures/10000000000001E5000001163206D045E86DB6BF.png" xlink:type="simple" xlink:show="embed" xlink:actuate="onLoad" loext:mime-type="image/png">
            <text:p/>
          </draw:image>
        </draw:frame>
        <draw:frame draw:style-name="gr2" draw:text-style-name="P4" draw:layer="layout" svg:width="12.302cm" svg:height="7.593cm" svg:x="14.8cm" svg:y="12.2cm">
          <draw:image xlink:href="Pictures/10000000000001D10000011F50E9F38683D795D8.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du format des images</text:p>
          </draw:text-box>
        </draw:frame>
        <draw:frame presentation:style-name="pr2" draw:text-style-name="P1" draw:layer="layout" svg:width="24cm" svg:height="12.18cm" svg:x="2cm" svg:y="6cm" presentation:class="outline" presentation:user-transformed="true">
          <draw:text-box>
            <text:list text:style-name="L2">
              <text:list-item>
                <text:p text:style-name="P1">Excepté pour les images avec transparence qui devront resté en .png, les images .jpg et .bmp sont converti en .webp pour les rendre plus légères.</text:p>
                <text:p text:style-name="P1"/>
                <text:p text:style-name="P1"/>
                <text:p text:style-name="P1"/>
                <text:p text:style-name="P1">Avant<text:tab/><text:tab/><text:tab/><text:tab/><text:tab/><text:tab/><text:tab/><text:tab/><text:tab/><text:tab/><text:tab/><text:tab/><text:tab/>Après</text:p>
              </text:list-item>
            </text:list>
          </draw:text-box>
        </draw:frame>
        <draw:frame draw:style-name="gr2" draw:text-style-name="P4" draw:layer="layout" svg:width="10.768cm" svg:height="6.323cm" svg:x="17cm" svg:y="14.677cm">
          <draw:image xlink:href="Pictures/1000000000000197000000EF2ABC89C7012E064E.png" xlink:type="simple" xlink:show="embed" xlink:actuate="onLoad" loext:mime-type="image/png">
            <text:p/>
          </draw:image>
        </draw:frame>
        <draw:frame draw:style-name="gr2" draw:text-style-name="P4" draw:layer="layout" svg:width="13.004cm" svg:height="6.065cm" svg:x="-0.2cm" svg:y="15cm">
          <draw:image xlink:href="Pictures/100000000000029F00000139DAC788DC2B48DED1.png" xlink:type="simple" xlink:show="embed" xlink:actuate="onLoad" loext:mime-type="image/png">
            <text:p/>
          </draw:image>
        </draw:frame>
        <draw:frame draw:style-name="gr2" draw:text-style-name="P4" draw:layer="layout" svg:width="13.746cm" svg:height="3.4cm" svg:x="0.2cm" svg:y="9.734cm">
          <draw:image xlink:href="Pictures/100000000000047000000119AF4CED2A59220B41.png" xlink:type="simple" xlink:show="embed" xlink:actuate="onLoad" loext:mime-type="image/png">
            <text:p/>
          </draw:image>
        </draw:frame>
        <draw:frame draw:style-name="gr2" draw:text-style-name="P4" draw:layer="layout" svg:width="13.8cm" svg:height="3.734cm" svg:x="14cm" svg:y="9.4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e l’attribut « defer » sur tous les scripts</text:p>
          </draw:text-box>
        </draw:frame>
        <draw:frame presentation:style-name="pr2" draw:text-style-name="P1" draw:layer="layout" svg:width="24cm" svg:height="12.18cm" svg:x="1.6cm" svg:y="4.8cm" presentation:class="outline" presentation:user-transformed="true">
          <draw:text-box>
            <text:list text:style-name="L2">
              <text:list-item>
                <text:p text:style-name="P1">On ajoute l’attribut « defer » sur tous les scripts car ils ne sont pas primordiaux au chargement de la page, ils chargeront donc après que le HTML et CSS ce soient bien chargés pour améliorer la vitesse de chargement du site, et donc son SEO.</text:p>
                <text:p text:style-name="P1"/>
                <text:p text:style-name="P1"/>
                <text:p text:style-name="P1"/>
                <text:p text:style-name="P1"/>
                <text:list>
                  <text:list-header>
                    <text:p text:style-name="P1"/>
                    <text:p text:style-name="P1">Avant<text:tab/><text:tab/><text:tab/><text:tab/><text:tab/><text:tab/><text:tab/><text:tab/><text:tab/><text:tab/>Après</text:p>
                  </text:list-header>
                </text:list>
              </text:list-item>
            </text:list>
          </draw:text-box>
        </draw:frame>
        <draw:frame draw:style-name="gr2" draw:text-style-name="P4" draw:layer="layout" svg:width="15.341cm" svg:height="4.119cm" svg:x="12.859cm" svg:y="17.481cm">
          <draw:image xlink:href="Pictures/10000000000004A40000013F1E840243E0B45284.png" xlink:type="simple" xlink:show="embed" xlink:actuate="onLoad" loext:mime-type="image/png">
            <text:p/>
          </draw:image>
        </draw:frame>
        <draw:frame draw:style-name="gr2" draw:text-style-name="P4" draw:layer="layout" svg:width="14.653cm" svg:height="5.509cm" svg:x="13.347cm" svg:y="9.891cm">
          <draw:image xlink:href="Pictures/10000000000003D00000016FC01BD67F46EA1832.png" xlink:type="simple" xlink:show="embed" xlink:actuate="onLoad" loext:mime-type="image/png">
            <text:p/>
          </draw:image>
        </draw:frame>
        <draw:frame draw:style-name="gr2" draw:text-style-name="P4" draw:layer="layout" svg:width="9.877cm" svg:height="5.8cm" svg:x="1.6cm" svg:y="9.8cm">
          <draw:image xlink:href="Pictures/1000000000000197000000EF2ABC89C7012E064E.png" xlink:type="simple" xlink:show="embed" xlink:actuate="onLoad" loext:mime-type="image/png">
            <text:p/>
          </draw:image>
        </draw:frame>
        <draw:frame draw:style-name="gr2" draw:text-style-name="P4" draw:layer="layout" svg:width="12.398cm" svg:height="3.354cm" svg:x="0.002cm" svg:y="18cm">
          <draw:image xlink:href="Pictures/10000000000004970000013EACDD828B82D8D98C.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nnuaire et des partenaires</text:p>
          </draw:text-box>
        </draw:frame>
        <draw:frame presentation:style-name="pr2" draw:text-style-name="P1" draw:layer="layout" svg:width="24cm" svg:height="12.18cm" svg:x="2cm" svg:y="6cm" presentation:class="outline" presentation:user-transformed="true">
          <draw:text-box>
            <text:list text:style-name="L2">
              <text:list-item>
                <text:p>Il vaut mieux privilégier la qualité à la quantité, c’est partenaires et backlinks ne sont pas pertinents pour votre entreprise cari ls sont de mauvaise qualité ou hors sujet. Ils ont même un impact négatif car cela s’apparente à du spam, donc une technique « blackhat ».</text:p>
                <text:p/>
              </text:list-item>
              <text:list-item>
                <text:p>Avant<text:tab/><text:tab/><text:tab/><text:tab/><text:tab/><text:tab/><text:tab/><text:tab/><text:tab/>Après</text:p>
              </text:list-item>
            </text:list>
          </draw:text-box>
        </draw:frame>
        <draw:frame draw:style-name="gr2" draw:text-style-name="P4" draw:layer="layout" svg:width="12.38cm" svg:height="7cm" svg:x="12.22cm" svg:y="13cm">
          <draw:image xlink:href="Pictures/100000000000020F0000012A826A9BF85FF3CB18.png" xlink:type="simple" xlink:show="embed" xlink:actuate="onLoad" loext:mime-type="image/png">
            <text:p/>
          </draw:image>
        </draw:frame>
        <draw:frame draw:style-name="gr2" draw:text-style-name="P4" draw:layer="layout" svg:width="6.111cm" svg:height="6.693cm" svg:x="1.689cm" svg:y="12.8cm">
          <draw:image xlink:href="Pictures/10000000000000E7000000FD7D454BA3DB4C1AA1.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uppression de la balise meta keywords<text:tab/></text:p>
          </draw:text-box>
        </draw:frame>
        <draw:frame presentation:style-name="pr2" draw:text-style-name="P1" draw:layer="layout" svg:width="24cm" svg:height="12.18cm" svg:x="2cm" svg:y="6cm" presentation:class="outline" presentation:user-transformed="true">
          <draw:text-box>
            <text:list text:style-name="L2">
              <text:list-item>
                <text:p text:style-name="P1">Cette balise sera au mieux ignorée par les moteurs de recherche, au pire sanctionnée. Les outils comme LightHouse ne prennent pas en compte cette balise, donc pas de différence au niveau du score SEO, mais voici un article d’un site spécialisé en SEO qui explique clairement l’inutilité / dangerosité de cette balise. (lien complet dans le tableau excel)</text:p>
              </text:list-item>
            </text:list>
          </draw:text-box>
        </draw:frame>
        <draw:frame draw:style-name="gr3" draw:text-style-name="P8" draw:layer="layout" svg:width="38.655cm" svg:height="5.804cm" svg:x="-5.055cm" svg:y="12.8cm">
          <draw:image xlink:href="Pictures/1000000000000505000000C10ED47F16CE1462D5.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alibri" svg:font-family="Calibri"/>
    <style:font-face style:name="Arial1" svg:font-family="Arial" style:font-pitch="variable"/>
    <style:font-face style:name="Calibri1"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4"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3" svg:font-family="'Noto Sans Regular'" style:font-family-generic="swiss" style:font-pitch="variable"/>
    <style:font-face style:name="Noto Sans Regular5"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5"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5"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3"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5"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56cm" fo:text-indent="0cm"/>
      <style:text-properties fo:color="#333333" style:text-outline="false" style:text-line-through-style="none" style:text-line-through-type="none" style:font-name="Noto Sans Regular3" fo:font-family="'Noto Sans Regular'" style:font-family-generic="swiss" style:font-pitch="variable" fo:font-size="20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3"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3H15M50S</meta:editing-duration>
    <meta:editing-cycles>16</meta:editing-cycles>
    <meta:generator>LibreOffice/6.4.4.2$Windows_X86_64 LibreOffice_project/3d775be2011f3886db32dfd395a6a6d1ca2630ff</meta:generator>
    <dc:title>Impress</dc:title>
    <dc:date>2021-05-14T13:53:41.777000000</dc:date>
    <meta:document-statistic meta:object-count="137"/>
  </office:meta>
</office:document-meta>
</file>